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font-size="54pt" style:font-size-asian="54pt" style:font-size-complex="54pt"/>
    </style:style>
    <style:style style:name="P5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54pt" fo:font-weight="bold" style:font-size-asian="54pt" style:font-size-complex="54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/>
    </style:style>
    <style:style style:name="T2" style:family="text">
      <style:text-properties fo:color="#ffffff" fo:font-family="'Arial Black'" style:font-family-generic="swiss" style:font-pitch="variable" fo:font-size="54pt" fo:font-weight="bold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Tchnij moc</text:span><text:span text:style-name="T1"><text:line-break/></text:span><text:span text:style-name="T1">tchnij miłość</text:span><text:span text:style-name="T1"><text:line-break/></text:span><text:span text:style-name="T1">i przenikaj życie me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4"><text:span text:style-name="T2">Bo całym sercem swym</text:span><text:span text:style-name="T2"><text:line-break/></text:span><text:span text:style-name="T2">oddaję Ci cześć,</text:span><text:span text:style-name="T2"><text:line-break/></text:span><text:span text:style-name="T2">bo każdą myślą swą</text:span><text:span text:style-name="T2"><text:line-break/></text:span><text:span text:style-name="T2">oddaję Ci cześć,</text:span><text:span text:style-name="T2"><text:line-break/></text:span><text:span text:style-name="T2">i z całej siły swej</text:span><text:span text:style-name="T2"><text:line-break/></text:span><text:span text:style-name="T2">oddaję Ci cześć,</text:span><text:span text:style-name="T2"><text:line-break/></text:span><text:span text:style-name="T2">o Panie mój, Panie mó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5-30T16:04:07</meta:creation-date>
    <dc:date>2013-07-09T19:38:28.23</dc:date>
    <dc:language>pl-PL</dc:language>
    <meta:editing-cycles>7</meta:editing-cycles>
    <meta:editing-duration>PT3M21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